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a553" officeooo:paragraph-rsid="000da553"/>
    </style:style>
    <style:style style:name="P2" style:family="paragraph" style:parent-style-name="Standard">
      <style:text-properties officeooo:paragraph-rsid="000da553"/>
    </style:style>
    <style:style style:name="T1" style:family="text">
      <style:text-properties officeooo:rsid="0008d3d3"/>
    </style:style>
    <style:style style:name="T2" style:family="text">
      <style:text-properties officeooo:rsid="0009cfe8"/>
    </style:style>
    <style:style style:name="T3" style:family="text">
      <style:text-properties officeooo:rsid="000a4fa0"/>
    </style:style>
    <style:style style:name="T4" style:family="text">
      <style:text-properties officeooo:rsid="000c20e0"/>
    </style:style>
    <style:style style:name="T5" style:family="text">
      <style:text-properties officeooo:rsid="000d162d"/>
    </style:style>
    <style:style style:name="T6" style:family="text">
      <style:text-properties officeooo:rsid="000f5ba0"/>
    </style:style>
    <style:style style:name="T7" style:family="text">
      <style:text-properties officeooo:rsid="0012241d"/>
    </style:style>
    <style:style style:name="T8" style:family="text">
      <style:text-properties officeooo:rsid="0012a7d2"/>
    </style:style>
    <style:style style:name="T9" style:family="text">
      <style:text-properties officeooo:rsid="0015f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3"> vi erweitern durch installieren von vim (weiterhin aufrufen mit vi Dateiname).</text:span></text:p>
      <text:p text:style-name="Standard">→<text:span text:style-name="T1"> Mit (i) in den Schreibmodus wechseln. Mit (ESC) in den Editiermodus wechseln.</text:span></text:p>
      <text:p text:style-name="Standard">→<text:span text:style-name="T1"> vi verlassen mit: :q<text:tab/></text:span></text:p>
      <text:p text:style-name="Standard"><text:tab/>→<text:span text:style-name="T2"> Änderungen verwerfen mit: :q!</text:span></text:p>
      <text:p text:style-name="Standard">→<text:span text:style-name="T4"> Speichern mit: :w</text:span></text:p>
      <text:p text:style-name="Standard">→<text:span text:style-name="T5"> Schreiben und verlassen: :wq</text:span></text:p>
      <text:p text:style-name="P1">→ String suchen mit: /string</text:p>
      <text:p text:style-name="P1"><text:tab/>→ mit (n) nächsten string suchen.</text:p>
      <text:p text:style-name="P2">→<text:span text:style-name="T6"> In Home ist die config Datei .vimrc und der Ordner .vim mit allen installierten plugins.</text:span></text:p>
      <text:p text:style-name="P2">--<text:span text:style-name="T7">movements--</text:span></text:p>
      <text:p text:style-name="P2">→<text:span text:style-name="T7"> gg → gehe zum Anfang des Dokuments.</text:span></text:p>
      <text:p text:style-name="P2">→<text:span text:style-name="T8"> shift + g → gehe ans ende des Dokuments.</text:span></text:p>
      <text:p text:style-name="P2">--<text:span text:style-name="T9">plugins--</text:span></text:p>
      <text:p text:style-name="P2">→<text:span text:style-name="T9"> vim mit $vim öffnen</text:span></text:p>
      <text:p text:style-name="P2">→<text:span text:style-name="T9"> doppelpunkt und dann das kommanto</text:span></text:p>
      <text:p text:style-name="P2"><text:tab/>→<text:span text:style-name="T9"> :PlugInstall</text:span></text:p>
      <text:p text:style-name="P2"><text:tab/>→<text:span text:style-name="T9">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20:27:14.852873924</meta:creation-date>
    <meta:generator>LibreOffice/6.0.7.3$Linux_X86_64 LibreOffice_project/00m0$Build-3</meta:generator>
    <dc:date>2019-05-06T13:15:15.020522617</dc:date>
    <meta:editing-duration>PT19H24M40S</meta:editing-duration>
    <meta:editing-cycles>13</meta:editing-cycles>
    <meta:document-statistic meta:table-count="0" meta:image-count="0" meta:object-count="0" meta:page-count="1" meta:paragraph-count="17" meta:word-count="108" meta:character-count="593" meta:non-whitespace-character-count="499"/>
  </office:meta>
</office:document-meta>
</file>